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eb74" officeooo:paragraph-rsid="0013eb74"/>
    </style:style>
    <style:style style:name="P2" style:family="paragraph" style:parent-style-name="Standard">
      <style:paragraph-properties fo:text-align="center" style:justify-single-word="false"/>
      <style:text-properties officeooo:rsid="0013eb74" officeooo:paragraph-rsid="0013eb74"/>
    </style:style>
    <style:style style:name="P3" style:family="paragraph" style:parent-style-name="Standard">
      <style:paragraph-properties fo:text-align="center" style:justify-single-word="false"/>
      <style:text-properties officeooo:rsid="00168d4f" officeooo:paragraph-rsid="00168d4f"/>
    </style:style>
    <style:style style:name="P4" style:family="paragraph" style:parent-style-name="Standard">
      <style:paragraph-properties fo:text-align="start" style:justify-single-word="false"/>
      <style:text-properties officeooo:rsid="00168d4f" officeooo:paragraph-rsid="00168d4f"/>
    </style:style>
    <style:style style:name="P5" style:family="paragraph" style:parent-style-name="Standard">
      <style:paragraph-properties fo:text-align="start" style:justify-single-word="false"/>
      <style:text-properties officeooo:rsid="00168d4f" officeooo:paragraph-rsid="001997c0"/>
    </style:style>
    <style:style style:name="P6" style:family="paragraph" style:parent-style-name="Standard">
      <style:paragraph-properties fo:text-align="start" style:justify-single-word="false"/>
      <style:text-properties officeooo:rsid="00168d4f" officeooo:paragraph-rsid="001b5e5f"/>
    </style:style>
    <style:style style:name="P7" style:family="paragraph" style:parent-style-name="Standard">
      <style:paragraph-properties fo:text-align="start" style:justify-single-word="false"/>
      <style:text-properties officeooo:rsid="00168d4f" officeooo:paragraph-rsid="001cb4c8"/>
    </style:style>
    <style:style style:name="P8" style:family="paragraph" style:parent-style-name="Standard">
      <style:paragraph-properties fo:text-align="center" style:justify-single-word="false"/>
      <style:text-properties officeooo:rsid="0014fad3" officeooo:paragraph-rsid="0014fad3"/>
    </style:style>
    <style:style style:name="P9" style:family="paragraph" style:parent-style-name="Standard">
      <style:paragraph-properties fo:text-align="start" style:justify-single-word="false"/>
      <style:text-properties officeooo:rsid="0014fad3" officeooo:paragraph-rsid="0014fad3"/>
    </style:style>
    <style:style style:name="P10" style:family="paragraph" style:parent-style-name="Standard">
      <style:paragraph-properties fo:text-align="start" style:justify-single-word="false"/>
      <style:text-properties officeooo:rsid="00167fcb" officeooo:paragraph-rsid="00167fcb"/>
    </style:style>
    <style:style style:name="P11" style:family="paragraph" style:parent-style-name="Standard">
      <style:paragraph-properties fo:text-align="start" style:justify-single-word="false"/>
      <style:text-properties officeooo:rsid="00167fcb" officeooo:paragraph-rsid="001912a8"/>
    </style:style>
    <style:style style:name="P12" style:family="paragraph" style:parent-style-name="Standard">
      <style:paragraph-properties fo:text-align="start" style:justify-single-word="false"/>
      <style:text-properties officeooo:rsid="00167fcb" officeooo:paragraph-rsid="001a04aa"/>
    </style:style>
    <style:style style:name="P13" style:family="paragraph" style:parent-style-name="Standard">
      <style:paragraph-properties fo:text-align="start" style:justify-single-word="false"/>
      <style:text-properties officeooo:rsid="00167fcb" officeooo:paragraph-rsid="001e14e5"/>
    </style:style>
    <style:style style:name="P14" style:family="paragraph" style:parent-style-name="Standard">
      <style:paragraph-properties fo:text-align="start" style:justify-single-word="false"/>
      <style:text-properties officeooo:paragraph-rsid="001cb4c8"/>
    </style:style>
    <style:style style:name="P15" style:family="paragraph" style:parent-style-name="Standard">
      <style:paragraph-properties fo:text-align="start" style:justify-single-word="false"/>
      <style:text-properties officeooo:paragraph-rsid="001e14e5"/>
    </style:style>
    <style:style style:name="P16" style:family="paragraph" style:parent-style-name="Standard">
      <style:paragraph-properties fo:text-align="start" style:justify-single-word="false"/>
      <style:text-properties fo:font-weight="bold" officeooo:rsid="00168d4f" officeooo:paragraph-rsid="001cb4c8" style:font-weight-asian="bold" style:font-weight-complex="bold"/>
    </style:style>
    <style:style style:name="T1" style:family="text">
      <style:text-properties officeooo:rsid="0014fad3"/>
    </style:style>
    <style:style style:name="T2" style:family="text">
      <style:text-properties officeooo:rsid="00167fcb"/>
    </style:style>
    <style:style style:name="T3" style:family="text">
      <style:text-properties officeooo:rsid="00168d4f"/>
    </style:style>
    <style:style style:name="T4" style:family="text">
      <style:text-properties officeooo:rsid="0017a74e"/>
    </style:style>
    <style:style style:name="T5" style:family="text">
      <style:text-properties officeooo:rsid="001912a8"/>
    </style:style>
    <style:style style:name="T6" style:family="text">
      <style:text-properties officeooo:rsid="00199591"/>
    </style:style>
    <style:style style:name="T7" style:family="text">
      <style:text-properties fo:font-style="italic" officeooo:rsid="00199591" style:font-style-asian="italic" style:font-style-complex="italic"/>
    </style:style>
    <style:style style:name="T8" style:family="text">
      <style:text-properties fo:font-style="normal" officeooo:rsid="00199591" style:font-style-asian="normal" style:font-style-complex="normal"/>
    </style:style>
    <style:style style:name="T9" style:family="text">
      <style:text-properties fo:font-style="normal" officeooo:rsid="001b20dd" style:font-style-asian="normal" style:font-style-complex="normal"/>
    </style:style>
    <style:style style:name="T10" style:family="text">
      <style:text-properties officeooo:rsid="001997c0"/>
    </style:style>
    <style:style style:name="T11" style:family="text">
      <style:text-properties officeooo:rsid="001a04aa"/>
    </style:style>
    <style:style style:name="T12" style:family="text">
      <style:text-properties officeooo:rsid="001b20dd"/>
    </style:style>
    <style:style style:name="T13" style:family="text">
      <style:text-properties officeooo:rsid="001b5e5f"/>
    </style:style>
    <style:style style:name="T14" style:family="text">
      <style:text-properties officeooo:rsid="001cb4c8"/>
    </style:style>
    <style:style style:name="T15" style:family="text">
      <style:text-properties officeooo:rsid="001e14e5"/>
    </style:style>
    <style:style style:name="T16" style:family="text">
      <style:text-properties fo:font-weight="bold" officeooo:rsid="001cb4c8" style:font-weight-asian="bold" style:font-weight-complex="bold"/>
    </style:style>
    <style:style style:name="T17" style:family="text">
      <style:text-properties fo:font-weight="bold" officeooo:rsid="001e14e5" style:font-weight-asian="bold" style:font-weight-complex="bold"/>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evor Bramwell</text:p>
      <text:p text:style-name="P1"><text:date style:data-style-name="N76" text:date-value="2013-10-17T18:58:31.99" text:fixed="true">October 17, 2013</text:date></text:p>
      <text:p text:style-name="P1">CS391 – 001</text:p>
      <text:p text:style-name="P1"/>
      <text:p text:style-name="P3">Ebook Censorship</text:p>
      <text:p text:style-name="P3"/>
      <text:p text:style-name="P7"><text:span text:style-name="T4">This last </text:span>week Amazon, <text:span text:style-name="T4">Barnes &amp; Nobel, </text:span><text:span text:style-name="T5">and</text:span><text:span text:style-name="T4"> </text:span>Kobo <text:span text:style-name="T5">all</text:span> <text:span text:style-name="T5">took down large amounts of erotica ebooks </text:span>from their online stores. <text:span text:style-name="T5">This was </text:span><text:span text:style-name="T6">in response </text:span><text:span text:style-name="T12">to </text:span><text:span text:style-name="T6">object</text:span><text:span text:style-name="T12">ions</text:span><text:span text:style-name="T6"> raised from </text:span><text:span text:style-name="T7">The Kernel</text:span><text:span text:style-name="T8">, </text:span><text:span text:style-name="T9">a UK based online magazine,</text:span><text:span text:style-name="T8"> </text:span><text:span text:style-name="T9">that</text:span> <text:span text:style-name="T12">Amazon and other publishers were offering </text:span>ebooks <text:span text:style-name="T12">containing </text:span><text:span text:style-name="T13">sexually explicit material. Most of these ebooks are</text:span> self-published, <text:span text:style-name="T13">and have already passed Amazon and the other publisher's screening process.</text:span></text:p>
      <text:p text:style-name="P7"><text:span text:style-name="T13"><text:tab/>The Kernel writes that, “</text:span><text:span text:style-name="T10">Extreme material of this nature does not appear in search results on Amazon’s website. Users must know a direct link to the page selling that title, or browse a directory on another website.”</text:span><text:span text:style-name="T14"> Such content was found by the BBC, “...</text:span>on Amazon's store, the search function automatically suggested explicit topics to users typing seemingly innocuous keywords - without age verification taking place.” <text:span text:style-name="T14">The major objections to this material is that it is not only illegal in the UK, but also easily available to children.</text:span></text:p>
      <text:p text:style-name="P7"/>
      <text:p text:style-name="P6"><text:span text:style-name="T14">Was it ethical for</text:span><text:span text:style-name="T13"> the publisher's </text:span><text:span text:style-name="T14">to</text:span><text:span text:style-name="T13"> </text:span><text:span text:style-name="T14">censor the content by removing it from their stores? This question will be answered by comparing the ethical outputs of Social Contract theory and Rule Utilitarianism.</text:span></text:p>
      <text:p text:style-name="P4"/>
      <text:p text:style-name="P14"><text:span text:style-name="T16">Social Contract</text:span><text:span text:style-name="T14"> theory works on the assumption that there is some social contract everyone has agreed to follow, and morals are upheld and exist within this framework. Part of Social Contract theory includes </text:span><text:span text:style-name="T10">Mill's principle of harm. </text:span><text:span text:style-name="T14">This principle, in relation to censorship, would say that the publisher's intervention was justifiable because it prevented harm to children, and was not for their own good. Another Social Contract involved is Kindle's Content Guidelines</text:span><text:span text:style-name="T11">: </text:span><text:span text:style-name="T3">“</text:span>We reserve the right to make judgments about whether content is appropriate and to choose not to offer it.” “<text:span text:style-name="T3">We don't accept pornography or offensive depictions of graphic sexual acts.“ “What we deem offensive is probably about what you would expect.”</text:span></text:p>
      <text:p text:style-name="P5"><text:span text:style-name="T10"/></text:p>
      <text:p text:style-name="P14"><text:span text:style-name="T14">Another social contract is the Obscene Publications Act (OPA) which, in summary, says </text:span><text:span text:style-name="T10">“</text:span><text:span text:style-name="T14">P</text:span><text:span text:style-name="T10">ublishers have a duty to protect the public from accidentally encountering material that could outrage public decency.”</text:span></text:p>
      <text:p text:style-name="P15"><text:span text:style-name="T15">Overall Social Contract theory would say what they did was ethical.</text:span></text:p>
      <text:p text:style-name="P5"><text:span text:style-name="T10"/></text:p>
      <text:p text:style-name="P15"><text:span text:style-name="T15">From the perspective of </text:span><text:span text:style-name="T17">Rule Utilitarianism</text:span><text:span text:style-name="T15">, there is a moral rule dealing with consequences, that when followed, may provide more harm then good. The moral rule here is: publishers are allowed to censor previously published material they later find to be objectionable.</text:span></text:p>
      <text:p text:style-name="P4"/>
      <text:p text:style-name="P4"/>
      <text:p text:style-name="P16"><text:span text:style-name="T14">Moral Judgment</text:span></text:p>
      <text:p text:style-name="P7"><text:span text:style-name="T14"/></text:p>
      <text:p text:style-name="P7"><text:span text:style-name="T14">Though Mill's principle is correct, there was no direct involvement of children, but only perceived harm, since the two accounts of how accessible the content was is contradictory.</text:span></text:p>
      <text:p text:style-name="P7"><text:span text:style-name="T14"/></text:p>
      <text:p text:style-name="P7"><text:span text:style-name="T14"/></text:p>
      <text:p text:style-name="P4">This affects me as I have a child on the way. I will be concerned about what that child may or may not be exposed to...</text:p>
      <text:p text:style-name="P4"/>
      <text:p text:style-name="P13"><text:soft-page-break/><text:span text:style-name="T15">Wilson, J: </text:span><text:span text:style-name="T5">“Tech behemoths are often criticised for their censorious attitude towards pornographic content.”</text:span></text:p>
      <text:p text:style-name="P2"/>
      <text:p text:style-name="P2"/>
      <text:p text:style-name="P8">References</text:p>
      <text:p text:style-name="P8"/>
      <text:p text:style-name="P15"><text:span text:style-name="T15">Wall, M. Lee, D. Amazon Removes Abuse-Themed E-books from Store.</text:span></text:p>
      <text:p text:style-name="P15"><text:span text:style-name="T1"><text:tab/></text:span><text:a xlink:type="simple" xlink:href="http://www.bbc.co.uk/news/technology-24491723"><text:span text:style-name="T1">http://www.bbc.co.uk/news/technology-24491723</text:span></text:a></text:p>
      <text:p text:style-name="P9"><text:tab/>12 October 2013.</text:p>
      <text:p text:style-name="P9"/>
      <text:p text:style-name="P15"><text:span text:style-name="T15">Daudelin, D. </text:span><text:span text:style-name="T2">Throwing the Baby Out With The Bathwater: Censorship in Self Publishing is On the <text:tab/>Rise. <text:tab/></text:span><text:a xlink:type="simple" xlink:href="http://daliadaudelin.com/blog/2013/10/16/throwing-the-baby-out-with-the-bathwater-censorship"><text:span text:style-name="T2">http://daliadaudelin.com/blog/2013/10/16/throwing-the-baby-out-with-the-bathwater-censorship</text:span></text:a><text:span text:style-name="T2"><text:tab/></text:span><text:a xlink:type="simple" xlink:href="http://daliadaudelin.com/blog/2013/10/16/throwing-the-baby-out-with-the-bathwater-censorship-in-self-publishing-is-on-the-rise"><text:span text:style-name="T2">-in-self-publishing-is-on-the-rise</text:span></text:a></text:p>
      <text:p text:style-name="P10"><text:span text:style-name="T15"><text:tab/>16 </text:span>October 2013.</text:p>
      <text:p text:style-name="P10"><text:span text:style-name="T5"/></text:p>
      <text:p text:style-name="P13"><text:span text:style-name="T15">Wilson, J. </text:span><text:span text:style-name="T5">How Amazon Cashes in on Kindle Filth.</text:span></text:p>
      <text:p text:style-name="P13"><text:span text:style-name="T15"><text:tab/></text:span><text:a xlink:type="simple" xlink:href="http://www.kernelmag.com/features/report/exclusive/5961/how-amazon-cashes-in-on-kindle-filt"><text:span text:style-name="T5">http://www.kernelmag.com/features/report/exclusive/5961/how-amazon-cashes-in-on-kindle-filt</text:span></text:a><text:span text:style-name="T5"><text:tab/></text:span><text:a xlink:type="simple" xlink:href="http://www.kernelmag.com/features/report/exclusive/5961/how-amazon-cashes-in-on-kindle-filth/"><text:span text:style-name="T5">h/</text:span></text:a></text:p>
      <text:p text:style-name="P13"><text:span text:style-name="T15"><text:tab/>9 </text:span><text:span text:style-name="T5">October 2013.</text:span></text:p>
      <text:p text:style-name="P11"><text:span text:style-name="T5"/></text:p>
      <text:p text:style-name="P13"><text:span text:style-name="T15">Amazon. Kindle Content Guidelines.</text:span></text:p>
      <text:p text:style-name="P12"><text:span text:style-name="T11"><text:tab/></text:span><text:a xlink:type="simple" xlink:href="https://kdp.amazon.com/self-publishing/help?topicId=A2TOZW0SV7IR1U"><text:span text:style-name="T11">https://kdp.amazon.com/self-publishing/help?topicId=A2TOZW0SV7IR1U</text:span></text:a></text:p>
      <text:p text:style-name="P12"><text:span text:style-name="T11"><text:tab/></text:span><text:span text:style-name="T15">Retrieved: 18 October 20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Free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Fallback" style:font-size-asian="18pt" style:font-weight-asian="bold" style:font-name-complex="FreeSans"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7T18:56:49</meta:creation-date>
    <meta:generator>LibreOffice/4.0.4.2$Linux_X86_64 LibreOffice_project/400m0$Build-2</meta:generator>
    <dc:date>2013-10-18T00:04:32</dc:date>
    <meta:editing-duration>PT30S</meta:editing-duration>
    <meta:editing-cycles>3</meta:editing-cycles>
    <meta:document-statistic meta:table-count="0" meta:image-count="0" meta:object-count="0" meta:page-count="2" meta:paragraph-count="27" meta:word-count="521" meta:character-count="3582" meta:non-whitespace-character-count="3077"/>
  </office:meta>
</office:document-meta>
</file>